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c53" officeooo:paragraph-rsid="0011bc53"/>
    </style:style>
    <style:style style:name="P2" style:family="paragraph" style:parent-style-name="Standard">
      <style:text-properties fo:font-weight="bold" officeooo:rsid="0011bc53" officeooo:paragraph-rsid="0011bc53" style:font-weight-asian="bold" style:font-weight-complex="bold"/>
    </style:style>
    <style:style style:name="P3" style:family="paragraph" style:parent-style-name="Standard">
      <style:text-properties fo:font-weight="bold" officeooo:rsid="0011bc53" officeooo:paragraph-rsid="0013ef40" style:font-weight-asian="bold" style:font-weight-complex="bold"/>
    </style:style>
    <style:style style:name="P4" style:family="paragraph" style:parent-style-name="Standard" style:list-style-name="L7">
      <style:text-properties fo:font-weight="bold" officeooo:rsid="00136aad" officeooo:paragraph-rsid="0017f35d" style:font-weight-asian="bold" style:font-weight-complex="bold"/>
    </style:style>
    <style:style style:name="P5" style:family="paragraph" style:parent-style-name="Standard">
      <style:text-properties fo:font-weight="bold" officeooo:rsid="00136aad" officeooo:paragraph-rsid="00136aad" style:font-weight-asian="bold" style:font-weight-complex="bold"/>
    </style:style>
    <style:style style:name="P6" style:family="paragraph" style:parent-style-name="Standard">
      <style:text-properties fo:font-weight="bold" officeooo:rsid="00136aad" officeooo:paragraph-rsid="00163b09" style:font-weight-asian="bold" style:font-weight-complex="bold"/>
    </style:style>
    <style:style style:name="P7" style:family="paragraph" style:parent-style-name="Standard">
      <style:text-properties fo:font-weight="bold" officeooo:rsid="0013ef40" officeooo:paragraph-rsid="0013ef40" style:font-weight-asian="bold" style:font-weight-complex="bold"/>
    </style:style>
    <style:style style:name="P8" style:family="paragraph" style:parent-style-name="Standard">
      <style:text-properties fo:font-weight="bold" officeooo:rsid="0013ef40" officeooo:paragraph-rsid="0015637d" style:font-weight-asian="bold" style:font-weight-complex="bold"/>
    </style:style>
    <style:style style:name="P9" style:family="paragraph" style:parent-style-name="Standard">
      <style:text-properties fo:font-weight="bold" officeooo:rsid="0013ef40" officeooo:paragraph-rsid="00163b09" style:font-weight-asian="bold" style:font-weight-complex="bold"/>
    </style:style>
    <style:style style:name="P10" style:family="paragraph" style:parent-style-name="Standard">
      <style:text-properties fo:font-weight="bold" officeooo:rsid="0013ef40" officeooo:paragraph-rsid="00189704" style:font-weight-asian="bold" style:font-weight-complex="bold"/>
    </style:style>
    <style:style style:name="P11" style:family="paragraph" style:parent-style-name="Standard">
      <style:text-properties fo:font-weight="bold" officeooo:rsid="0015637d" officeooo:paragraph-rsid="0015637d" style:font-weight-asian="bold" style:font-weight-complex="bold"/>
    </style:style>
    <style:style style:name="P12" style:family="paragraph" style:parent-style-name="Standard">
      <style:text-properties fo:font-weight="bold" officeooo:rsid="00163b09" officeooo:paragraph-rsid="00163b09" style:font-weight-asian="bold" style:font-weight-complex="bold"/>
    </style:style>
    <style:style style:name="P13" style:family="paragraph" style:parent-style-name="Standard">
      <style:text-properties fo:font-weight="bold" officeooo:rsid="00163b09" officeooo:paragraph-rsid="00189704" style:font-weight-asian="bold" style:font-weight-complex="bold"/>
    </style:style>
    <style:style style:name="P14" style:family="paragraph" style:parent-style-name="Standard">
      <style:text-properties fo:font-weight="bold" officeooo:rsid="0017f35d" officeooo:paragraph-rsid="0017f35d" style:font-weight-asian="bold" style:font-weight-complex="bold"/>
    </style:style>
    <style:style style:name="P15" style:family="paragraph" style:parent-style-name="Standard">
      <style:text-properties fo:font-weight="bold" officeooo:rsid="00189704" officeooo:paragraph-rsid="00189704" style:font-weight-asian="bold" style:font-weight-complex="bold"/>
    </style:style>
    <style:style style:name="P16" style:family="paragraph" style:parent-style-name="Standard">
      <style:text-properties fo:font-weight="bold" officeooo:rsid="0018ab37" officeooo:paragraph-rsid="0018ab3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1bc53" officeooo:paragraph-rsid="0011bc53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5637d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36aad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63b09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7f35d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89704" style:font-size-asian="9.60000038146973pt" style:font-weight-asian="normal" style:font-size-complex="11pt" style:font-weight-complex="normal"/>
    </style:style>
    <style:style style:name="T7" style:family="text">
      <style:text-properties fo:font-weight="normal" officeooo:rsid="0013ef40" style:font-weight-asian="normal" style:font-weight-complex="normal"/>
    </style:style>
    <style:style style:name="T8" style:family="text">
      <style:text-properties fo:font-weight="normal" officeooo:rsid="0015637d" style:font-weight-asian="normal" style:font-weight-complex="normal"/>
    </style:style>
    <style:style style:name="T9" style:family="text">
      <style:text-properties officeooo:rsid="0013ef40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3ef40" style:font-weight-asian="normal" style:font-weight-complex="normal"/>
    </style:style>
    <style:style style:name="T12" style:family="text">
      <style:text-properties style:text-underline-style="none" fo:font-weight="normal" officeooo:rsid="0015637d" style:font-weight-asian="normal" style:font-weight-complex="normal"/>
    </style:style>
    <style:style style:name="T13" style:family="text">
      <style:text-properties style:text-underline-style="none" fo:font-weight="normal" officeooo:rsid="00163b09" style:font-weight-asian="normal" style:font-weight-complex="normal"/>
    </style:style>
    <style:style style:name="T14" style:family="text">
      <style:text-properties style:text-underline-style="none" fo:font-weight="normal" officeooo:rsid="00189704" style:font-weight-asian="normal" style:font-weight-complex="normal"/>
    </style:style>
    <style:style style:name="T15" style:family="text">
      <style:text-properties style:text-underline-style="none" fo:font-weight="normal" fo:background-color="#ffff00" style:font-weight-asian="normal" style:font-weight-complex="normal"/>
    </style:style>
    <style:style style:name="T16" style:family="text">
      <style:text-properties style:text-underline-style="none" fo:font-weight="normal" officeooo:rsid="00163b09" fo:background-color="#ffff00" style:font-weight-asian="normal" style:font-weight-complex="normal"/>
    </style:style>
    <style:style style:name="T17" style:family="text">
      <style:text-properties style:text-position="super 58%" fo:font-size="11pt" fo:font-weight="normal" style:font-size-asian="9.60000038146973pt" style:font-weight-asian="normal" style:font-size-complex="11pt" style:font-weight-complex="normal"/>
    </style:style>
    <style:style style:name="T18" style:family="text">
      <style:text-properties style:text-position="super 58%" style:text-underline-style="none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thirdpartyform" form:apply-filter="true" form:method="post" form:control-implementation="ooo:com.sun.star.form.component.Form" office:target-frame="" xlink:href="../../../../MCAS.Web/ClaimProcessing/ThirdPartyEditor%3FPolicyId=1&amp;ClaimId=0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MCAS</text:p>
      <text:p text:style-name="P1"/>
      <text:p text:style-name="P17">New Requirements</text:p>
      <text:p text:style-name="P2"/>
      <text:p text:style-name="P2"><text:span text:style-name="T5">1) </text:span><text:span text:style-name="T1">Add button </text:span><text:span text:style-name="T6">Labeled as 'R</text:span><text:span text:style-name="T1">eserve History</text:span><text:span text:style-name="T6">'</text:span><text:span text:style-name="T1">.</text:span></text:p>
      <text:list xml:id="list1015603145992743686" text:style-name="L7">
        <text:list-header>
          <text:p text:style-name="P4"><text:span text:style-name="T1"/></text:p>
          <text:p text:style-name="P4"><text:span text:style-name="T1">Location of button:</text:span></text:p>
          <text:p text:style-name="P4"><text:span text:style-name="T1"/></text:p>
          <text:p text:style-name="P4"><text:span text:style-name="T5">N</text:span><text:span text:style-name="T1">ew claim registration menu → Claim tab → Initial Reserve frame → Besides Total reserve labe</text:span><text:span text:style-name="T4">l.</text:span></text:p>
        </text:list-header>
      </text:list>
      <text:p text:style-name="P5"><text:span text:style-name="T1"/></text:p>
      <text:p text:style-name="P5"><text:span text:style-name="T1">Output : Reserve History button should show , Reserve history against claim</text:span><text:span text:style-name="T6">a</text:span><text:span text:style-name="T1">nt in descending order ( latest to oldest date )</text:span></text:p>
      <text:p text:style-name="P5"><text:span text:style-name="T1"/></text:p>
      <text:p text:style-name="P6"><text:span text:style-name="T1">2. </text:span><text:span text:style-name="T6">Following four options needed to add in </text:span><text:span text:style-name="T4">Dr</text:span><text:span text:style-name="T1">op down </text:span><text:span text:style-name="T6">list </text:span><text:span text:style-name="T4">labeled as '</text:span><text:span text:style-name="T2">Payable To</text:span><text:span text:style-name="T4">'</text:span><text:span text:style-name="T1">.</text:span></text:p>
      <text:p text:style-name="P6"><text:span text:style-name="T1"/></text:p>
      <text:p text:style-name="P5"><text:span text:style-name="T5">i</text:span><text:span text:style-name="T1">) <text:s text:c="2"/>Claim</text:span><text:span text:style-name="T6">a</text:span><text:span text:style-name="T1">nt</text:span></text:p>
      <text:p text:style-name="P5"><text:span text:style-name="T1">ii) <text:s/>Third Party Adjuster</text:span></text:p>
      <text:p text:style-name="P5"><text:span text:style-name="T1">iii) Third Party Lawyer</text:span></text:p>
      <text:p text:style-name="P5"><text:span text:style-name="T1">iv) Third Party workshop</text:span></text:p>
      <text:p text:style-name="P5"><text:span text:style-name="T1"/></text:p>
      <text:p text:style-name="P11"><text:span text:style-name="T1">Location:</text:span></text:p>
      <text:p text:style-name="P11"><text:span text:style-name="T1"/></text:p>
      <text:p text:style-name="P11"><text:span text:style-name="T3">New claim registration menu → </text:span><text:span text:style-name="T1">3</text:span><text:span text:style-name="T17">rd</text:span><text:span text:style-name="T1"> Party tab <text:s/>→ <text:s/>claim Amount/ Payout frame → Payable to drop down list. <text:s/></text:span></text:p>
      <text:p text:style-name="P5"><text:span text:style-name="T1"/></text:p>
      <text:p text:style-name="P3"><text:span text:style-name="T9">3. </text:span><text:span text:style-name="T7"><text:s/>Text of following Labels </text:span><text:span text:style-name="T8">need to be </text:span><text:span text:style-name="T7">change.</text:span></text:p>
      <text:p text:style-name="P3"><text:span text:style-name="T7"/></text:p>
      <text:p text:style-name="P3"><text:span text:style-name="T7">I) Current Transaction Reserve change into “Reserve Movement “</text:span></text:p>
      <text:p text:style-name="P3"><text:span text:style-name="T7">ii) Reserve Movement change into “Current Reserve “</text:span></text:p>
      <text:p text:style-name="P3"><text:span text:style-name="T11"/></text:p>
      <text:p text:style-name="P11"><text:span text:style-name="T11">L</text:span><text:span text:style-name="T10">ocation: </text:span><text:span text:style-name="T15">under Reserve tab <text:s/>(please confirm this location)</text:span></text:p>
      <text:p text:style-name="P11"><text:span text:style-name="T10"/></text:p>
      <text:p text:style-name="P11"><text:span text:style-name="T10"/></text:p>
      <text:p text:style-name="P7"><text:span text:style-name="T10">4. Add one button under “Reserve tab” labeled as “View Reserve History “.</text:span></text:p>
      <text:p text:style-name="P7"><text:span text:style-name="T10"/></text:p>
      <text:p text:style-name="P7"><text:span text:style-name="T10">Note: By clicking on this button <text:s/></text:span><text:span text:style-name="T12">'</text:span><text:span text:style-name="T10">all reserves</text:span><text:span text:style-name="T12">'</text:span><text:span text:style-name="T10"> <text:s/>information needed to be displayed in date wise in descending order.</text:span></text:p>
      <text:p text:style-name="P7"><text:span text:style-name="T10"/></text:p>
      <text:p text:style-name="P7"><text:span text:style-name="T10">5) Add one button under <text:s/>“</text:span><text:span text:style-name="T12">Pa</text:span><text:span text:style-name="T10">yment tab” labeled as “View Payment History “.</text:span></text:p>
      <text:p text:style-name="P7"><text:span text:style-name="T10"/></text:p>
      <text:p text:style-name="P7"><text:span text:style-name="T10">Note : By clicking on this button <text:s/></text:span><text:span text:style-name="T12">'</text:span><text:span text:style-name="T10">all payment</text:span><text:span text:style-name="T12">'</text:span><text:span text:style-name="T10"> information needed to be displayed in date wise in descending order.</text:span></text:p>
      <text:p text:style-name="P7"><text:span text:style-name="T10"/></text:p>
      <text:p text:style-name="P8"><text:span text:style-name="T10">6) </text:span><text:span text:style-name="T12">Add options in drop down list:</text:span></text:p>
      <text:p text:style-name="P8"><text:span text:style-name="T12"/></text:p>
      <text:p text:style-name="P8"><text:span text:style-name="T12">Drop down list lab</text:span><text:span text:style-name="T13">e</text:span><text:span text:style-name="T12">l <text:s/>= <text:s/>'Paytype'</text:span></text:p>
      <text:p text:style-name="P8"><text:span text:style-name="T12"/></text:p>
      <text:p text:style-name="P8"><text:span text:style-name="T12">List values: 1) Workshop, 2) Adjuster, 3) Lawyer, 4) Claim</text:span><text:span text:style-name="T14">a</text:span><text:span text:style-name="T12">nt.</text:span></text:p>
      <text:p text:style-name="P8"><text:span text:style-name="T12"/></text:p>
      <text:p text:style-name="P14"><text:span text:style-name="T13"><text:s/></text:span><text:span text:style-name="T16">“ N</text:span><text:span text:style-name="T15">OT Confimed with this requirement , please check “</text:span></text:p>
      <text:p text:style-name="P9"><text:span text:style-name="T13"/></text:p>
      <text:p text:style-name="P9"><text:soft-page-break/><text:span text:style-name="T13">7) Remove one Drop down list, labeled as 'Category'.</text:span></text:p>
      <text:p text:style-name="P9"><text:span text:style-name="T13"/></text:p>
      <text:p text:style-name="P12"><text:span text:style-name="T10">8) <text:s/>Location of of Payee need to be replace with removed 'Category' and the text box need to be enlarged .</text:span></text:p>
      <text:p text:style-name="P12"><text:span text:style-name="T10"/></text:p>
      <text:p text:style-name="P12"><text:span text:style-name="T10">9) Payment Due date needed to be shifted upward.</text:span></text:p>
      <text:p text:style-name="P12"><text:span text:style-name="T10"/></text:p>
      <text:p text:style-name="P12"><text:span text:style-name="T10">10) All labeled text as ' Base' needed to be changed as ' Local '.</text:span></text:p>
      <text:p text:style-name="P12"><text:span text:style-name="T10"/></text:p>
      <text:p text:style-name="P15"><text:span text:style-name="T10">11) Text boxes size need to be re sized under 3</text:span><text:span text:style-name="T18">rd</text:span><text:span text:style-name="T10"> party tab , in Initial Reserve frame.</text:span></text:p>
      <text:p text:style-name="P15"><draw:rect text:anchor-type="paragraph" draw:z-index="0" draw:style-name="gr1" draw:text-style-name="P18" svg:width="0.9795in" svg:height="0.2606in" svg:x="0.7437in" svg:y="0.172in"><text:p text:style-name="P18">SGD</text:p></draw:rect><draw:rect text:anchor-type="paragraph" draw:z-index="1" draw:style-name="gr2" draw:text-style-name="P18" svg:width="2.1461in" svg:height="0.2606in" svg:x="2.1398in" svg:y="0.172in"><text:p/></draw:rect><text:span text:style-name="T10"/></text:p>
      <text:p text:style-name="P15"><draw:rect text:anchor-type="paragraph" draw:z-index="2" draw:style-name="gr1" draw:text-style-name="P18" svg:width="1.4795in" svg:height="0.2504in" svg:x="5.2126in" svg:y="0.0118in"><text:p text:style-name="P18">Upto digits mentioned</text:p></draw:rect><text:span text:style-name="T10">Reserve<text:tab/><text:tab/><text:tab/><text:tab/><text:tab/><text:tab/><text:tab/><text:tab/>Ex. Rate </text:span></text:p>
      <text:p text:style-name="P15"><text:span text:style-name="T10"/></text:p>
      <text:p text:style-name="P15"><draw:rect text:anchor-type="paragraph" draw:z-index="5" draw:style-name="gr1" draw:text-style-name="P18" svg:width="0.9795in" svg:height="0.2606in" svg:x="0.8063in" svg:y="0.1035in"><text:p text:style-name="P18">SGD</text:p></draw:rect><draw:rect text:anchor-type="paragraph" draw:z-index="4" draw:style-name="gr2" draw:text-style-name="P18" svg:width="2.1461in" svg:height="0.2606in" svg:x="2.1398in" svg:y="0.1035in"><text:p/></draw:rect><text:span text:style-name="T10"/></text:p>
      <text:p text:style-name="P15"><draw:rect text:anchor-type="paragraph" draw:z-index="3" draw:style-name="gr1" draw:text-style-name="P18" svg:width="1.4795in" svg:height="0.2504in" svg:x="5.2126in" svg:y="0.0118in"><text:p text:style-name="P18">Upto digits mentioned</text:p></draw:rect><text:span text:style-name="T10">Expense <text:tab/><text:tab/><text:tab/><text:tab/><text:tab/><text:tab/><text:tab/><text:tab/>Ex. Rate </text:span></text:p>
      <text:p text:style-name="P15"><text:span text:style-name="T10"/></text:p>
      <text:p text:style-name="P15"><text:span text:style-name="T10"/></text:p>
      <text:p text:style-name="P15"><text:span text:style-name="T10">Note: Size of Ex. Rate will be shorten and the middle box need to be enlarged by the same size.</text:span></text:p>
      <text:p text:style-name="P15"><text:span text:style-name="T10"/></text:p>
      <text:p text:style-name="P15"><text:span text:style-name="T10">12) Text boxes size need to be re sized under 3</text:span><text:span text:style-name="T18">rd</text:span><text:span text:style-name="T10"> party tab , in 'Claim Amount / Payout' frame.</text:span></text:p>
      <text:p text:style-name="P15"><draw:rect text:anchor-type="paragraph" draw:z-index="7" draw:style-name="gr2" draw:text-style-name="P18" svg:width="2.1461in" svg:height="0.2606in" svg:x="2.1917in" svg:y="0.1807in"><text:p/></draw:rect><text:span text:style-name="T10"/></text:p>
      <text:p text:style-name="P15"><draw:rect text:anchor-type="paragraph" draw:z-index="6" draw:style-name="gr1" draw:text-style-name="P18" svg:width="0.9795in" svg:height="0.2606in" svg:x="1.0457in" svg:y="0.0098in"><text:p text:style-name="P18">SGD</text:p></draw:rect><draw:rect text:anchor-type="paragraph" draw:z-index="8" draw:style-name="gr1" draw:text-style-name="P18" svg:width="1.4795in" svg:height="0.2504in" svg:x="5.2126in" svg:y="0.0118in"><text:p text:style-name="P18">Upto digits mentioned</text:p></draw:rect><text:span text:style-name="T10">Claim Amount `<text:tab/><text:tab/> <text:s text:c="4"/><text:tab/><text:tab/><text:tab/><text:tab/><text:tab/>Ex. Rate </text:span></text:p>
      <text:p text:style-name="P15"><text:span text:style-name="T10"/></text:p>
      <text:p text:style-name="P13"><text:span text:style-name="T10"/></text:p>
      <text:p text:style-name="P10"><text:span text:style-name="T14">Note: Size of Ex. Rate will be shorten and the middle box need to be enlarged by the same size.</text:span><text:span text:style-name="T12"> </text:span><text:span text:style-name="T10"><text:s text:c="3"/></text:span></text:p>
      <text:p text:style-name="P10"><text:span text:style-name="T10"/></text:p>
      <text:p text:style-name="P16"><text:span text:style-name="T10">13) In Claim Adjustments menu: user can change reserves only and other tabs will be view only.</text:span></text:p>
      <text:p text:style-name="P16"><text:span text:style-name="T10"/></text:p>
      <text:p text:style-name="P16"><text:span text:style-name="T10">14) In Claim Inquiry Menu: All tabs needed to be view only , user cant change in this menu.</text:span></text:p>
      <text:p text:style-name="P16"><text:span text:style-name="T10"/></text:p>
      <text:p text:style-name="P16"><text:span text:style-name="T10">15) In Claim Payment Menu:</text:span></text:p>
      <text:p text:style-name="P16"><text:span text:style-name="T10">I) Remove Incomplete claims menu completely</text:span></text:p>
      <text:p text:style-name="P16"><text:span text:style-name="T10"/></text:p>
      <text:p text:style-name="P16"><text:span text:style-name="T10">16) In Claim Payment processing Menu : User can make only payment , other tabs will be for view only, no changes can be made in other tabs information.</text:span></text:p>
      <text:p text:style-name="P1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5:39:12.247000000</meta:creation-date>
    <dc:date>2014-06-23T17:30:23.825000000</dc:date>
    <meta:editing-duration>PT1H49S</meta:editing-duration>
    <meta:editing-cycles>4</meta:editing-cycles>
    <meta:generator>LibreOffice/4.1.0.4$Windows_x86 LibreOffice_project/89ea49ddacd9aa532507cbf852f2bb22b1ace28</meta:generator>
    <meta:document-statistic meta:table-count="0" meta:image-count="0" meta:object-count="0" meta:page-count="2" meta:paragraph-count="41" meta:word-count="451" meta:character-count="2511" meta:non-whitespace-character-count="2051"/>
  </office:meta>
</office:document-meta>
</file>